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sub>
              <mn>1011.01</mn>
              <mn>2</mn>
            </msub>
            <mo stretchy="false">=</mo>
            <mrow>
              <mrow>
                <mn>1</mn>
                <mo stretchy="false">∗</mo>
                <msup>
                  <mn>2</mn>
                  <mn>3</mn>
                </msup>
              </mrow>
              <mo stretchy="false">+</mo>
              <mrow>
                <mn>0</mn>
                <mo stretchy="false">∗</mo>
                <msup>
                  <mn>2</mn>
                  <mn>2</mn>
                </msup>
              </mrow>
              <mo stretchy="false">+</mo>
              <mrow>
                <mn>1</mn>
                <mo stretchy="false">∗</mo>
                <msup>
                  <mn>2</mn>
                  <mn>1</mn>
                </msup>
              </mrow>
              <mo stretchy="false">+</mo>
              <mrow>
                <mn>1</mn>
                <mo stretchy="false">∗</mo>
                <msup>
                  <mn>2</mn>
                  <mn>0</mn>
                </msup>
              </mrow>
              <mo stretchy="false">+</mo>
              <mrow>
                <mn>0</mn>
                <mo stretchy="false">∗</mo>
                <msup>
                  <mn>2</mn>
                  <mrow>
                    <mo stretchy="false">−</mo>
                    <mn>1</mn>
                  </mrow>
                </msup>
              </mrow>
              <mo stretchy="false">+</mo>
              <mrow>
                <mn>1</mn>
                <mo stretchy="false">∗</mo>
                <msup>
                  <mn>2</mn>
                  <mrow>
                    <mo stretchy="false">−</mo>
                    <mn>2</mn>
                  </mrow>
                </msup>
              </mrow>
            </mrow>
          </mrow>
        </mtd>
      </mtr>
      <mtr>
        <mtd>
          <mrow/>
        </mtd>
      </mtr>
      <mtr>
        <mtd columnalign="left">
          <mrow>
            <mrow>
              <msub>
                <mrow>
                  <mo fence="true" stretchy="false">(</mo>
                  <mrow>
                    <mi>S</mi>
                  </mrow>
                  <mo fence="true" stretchy="false">)</mo>
                </mrow>
                <mn>10</mn>
              </msub>
              <mo stretchy="false">=</mo>
              <msub>
                <mi>k</mi>
                <mi>n</mi>
              </msub>
            </mrow>
            <mrow>
              <msup>
                <mn>2</mn>
                <mi>n</mi>
              </msup>
              <mo stretchy="false">+</mo>
              <msub>
                <mi>k</mi>
                <mrow>
                  <mi>n</mi>
                  <mo stretchy="false">−</mo>
                  <mn>1</mn>
                </mrow>
              </msub>
            </mrow>
            <mrow>
              <msup>
                <mn>2</mn>
                <mrow>
                  <mi>n</mi>
                  <mo stretchy="false">−</mo>
                  <mn>1</mn>
                </mrow>
              </msup>
              <mo stretchy="false">+</mo>
              <mn>...</mn>
              <mo stretchy="false">+</mo>
              <msub>
                <mi>k</mi>
                <mn>1</mn>
              </msub>
            </mrow>
            <mrow>
              <msup>
                <mn>2</mn>
                <mn>1</mn>
              </msup>
              <mo stretchy="false">+</mo>
              <msub>
                <mi>k</mi>
                <mn>0</mn>
              </msub>
            </mrow>
            <msup>
              <mn>2</mn>
              <mn>0</mn>
            </msup>
          </mrow>
        </mtd>
      </mtr>
      <mtr>
        <mtd columnalign="left">
          <mrow>
            <mrow>
              <msub>
                <mrow>
                  <mo fence="true" stretchy="false">(</mo>
                  <mrow>
                    <mi>S</mi>
                  </mrow>
                  <mo fence="true" stretchy="false">)</mo>
                </mrow>
                <mn>10</mn>
              </msub>
              <mo stretchy="false">=</mo>
              <mn>2</mn>
            </mrow>
            <mrow>
              <mrow>
                <mo fence="true" stretchy="false">(</mo>
                <mrow>
                  <mrow>
                    <msub>
                      <mi>k</mi>
                      <mrow>
                        <mi>n</mi>
                        <mo stretchy="false">−</mo>
                        <mn>1</mn>
                      </mrow>
                    </msub>
                    <mrow>
                      <msup>
                        <mn>2</mn>
                        <mrow>
                          <mi>n</mi>
                          <mo stretchy="false">−</mo>
                          <mn>1</mn>
                        </mrow>
                      </msup>
                      <mo stretchy="false">+</mo>
                      <mn>...</mn>
                      <mo stretchy="false">+</mo>
                      <msub>
                        <mi>k</mi>
                        <mn>1</mn>
                      </msub>
                    </mrow>
                  </mrow>
                </mrow>
                <mo fence="true" stretchy="false">)</mo>
              </mrow>
              <mo stretchy="false">+</mo>
              <msub>
                <mi>k</mi>
                <mn>0</mn>
              </msub>
            </mrow>
          </mrow>
        </mtd>
      </mtr>
      <mtr>
        <mtd>
          <mrow/>
        </mtd>
      </mtr>
      <mtr>
        <mtd columnalign="left">
          <mrow>
            <mrow>
              <msub>
                <mrow>
                  <mo fence="true" stretchy="false">(</mo>
                  <mrow>
                    <mn>173</mn>
                  </mrow>
                  <mo fence="true" stretchy="false">)</mo>
                </mrow>
                <mn>10</mn>
              </msub>
              <mo stretchy="false">=</mo>
              <mrow>
                <mrow>
                  <mn>86</mn>
                  <mo stretchy="false">∗</mo>
                  <mn>2</mn>
                </mrow>
                <mo stretchy="false">+</mo>
                <mn>1,</mn>
              </mrow>
            </mrow>
            <mo stretchy="false">⇒</mo>
            <mrow>
              <msub>
                <mi>k</mi>
                <mn>0</mn>
              </msub>
              <mo stretchy="false">=</mo>
              <mn>1</mn>
            </mrow>
          </mrow>
        </mtd>
      </mtr>
      <mtr>
        <mtd columnalign="left">
          <mrow>
            <mrow>
              <msub>
                <mrow>
                  <mo fence="true" stretchy="false">(</mo>
                  <mrow>
                    <mn>86</mn>
                  </mrow>
                  <mo fence="true" stretchy="false">)</mo>
                </mrow>
                <mn>10</mn>
              </msub>
              <mo stretchy="false">=</mo>
              <mrow>
                <mrow>
                  <mn>43</mn>
                  <mo stretchy="false">∗</mo>
                  <mn>2</mn>
                </mrow>
                <mo stretchy="false">+</mo>
                <mn>0,</mn>
              </mrow>
            </mrow>
            <mo stretchy="false">⇒</mo>
            <mrow>
              <msub>
                <mi>k</mi>
                <mn>1</mn>
              </msub>
              <mo stretchy="false">=</mo>
              <mn>0</mn>
            </mrow>
          </mrow>
        </mtd>
      </mtr>
      <mtr>
        <mtd columnalign="left">
          <mrow>
            <mrow>
              <msub>
                <mrow>
                  <mo fence="true" stretchy="false">(</mo>
                  <mrow>
                    <mn>43</mn>
                  </mrow>
                  <mo fence="true" stretchy="false">)</mo>
                </mrow>
                <mn>10</mn>
              </msub>
              <mo stretchy="false">=</mo>
              <mrow>
                <mrow>
                  <mn>21</mn>
                  <mo stretchy="false">∗</mo>
                  <mn>2</mn>
                </mrow>
                <mo stretchy="false">+</mo>
                <mn>1,</mn>
              </mrow>
            </mrow>
            <mo stretchy="false">⇒</mo>
            <mrow>
              <msub>
                <mi>k</mi>
                <mn>2</mn>
              </msub>
              <mo stretchy="false">=</mo>
              <mn>1</mn>
            </mrow>
          </mrow>
        </mtd>
      </mtr>
      <mtr>
        <mtd columnalign="left">
          <mrow>
            <mrow>
              <msub>
                <mrow>
                  <mo fence="true" stretchy="false">(</mo>
                  <mrow>
                    <mn>21</mn>
                  </mrow>
                  <mo fence="true" stretchy="false">)</mo>
                </mrow>
                <mn>10</mn>
              </msub>
              <mo stretchy="false">=</mo>
              <mrow>
                <mrow>
                  <mn>10</mn>
                  <mo stretchy="false">∗</mo>
                  <mn>2</mn>
                </mrow>
                <mo stretchy="false">+</mo>
                <mn>1,</mn>
              </mrow>
            </mrow>
            <mo stretchy="false">⇒</mo>
            <mrow>
              <msub>
                <mi>k</mi>
                <mn>3</mn>
              </msub>
              <mo stretchy="false">=</mo>
              <mn>1</mn>
            </mrow>
          </mrow>
        </mtd>
      </mtr>
      <mtr>
        <mtd columnalign="left">
          <mrow>
            <mrow>
              <msub>
                <mrow>
                  <mo fence="true" stretchy="false">(</mo>
                  <mrow>
                    <mn>10</mn>
                  </mrow>
                  <mo fence="true" stretchy="false">)</mo>
                </mrow>
                <mn>10</mn>
              </msub>
              <mo stretchy="false">=</mo>
              <mrow>
                <mrow>
                  <mn>5</mn>
                  <mo stretchy="false">∗</mo>
                  <mn>2</mn>
                </mrow>
                <mo stretchy="false">+</mo>
                <mn>0,</mn>
              </mrow>
            </mrow>
            <mo stretchy="false">⇒</mo>
            <mrow>
              <msub>
                <mi>k</mi>
                <mn>4</mn>
              </msub>
              <mo stretchy="false">=</mo>
              <mn>0</mn>
            </mrow>
          </mrow>
        </mtd>
      </mtr>
      <mtr>
        <mtd columnalign="left">
          <mrow>
            <mrow>
              <msub>
                <mrow>
                  <mo fence="true" stretchy="false">(</mo>
                  <mrow>
                    <mn>5</mn>
                  </mrow>
                  <mo fence="true" stretchy="false">)</mo>
                </mrow>
                <mn>10</mn>
              </msub>
              <mo stretchy="false">=</mo>
              <mrow>
                <mrow>
                  <mn>2</mn>
                  <mo stretchy="false">∗</mo>
                  <mn>2</mn>
                </mrow>
                <mo stretchy="false">+</mo>
                <mn>1,</mn>
              </mrow>
            </mrow>
            <mo stretchy="false">⇒</mo>
            <mrow>
              <msub>
                <mi>k</mi>
                <mn>5</mn>
              </msub>
              <mo stretchy="false">=</mo>
              <mn>1</mn>
            </mrow>
          </mrow>
        </mtd>
      </mtr>
      <mtr>
        <mtd columnalign="left">
          <mrow>
            <mrow>
              <msub>
                <mrow>
                  <mo fence="true" stretchy="false">(</mo>
                  <mrow>
                    <mn>2</mn>
                  </mrow>
                  <mo fence="true" stretchy="false">)</mo>
                </mrow>
                <mn>10</mn>
              </msub>
              <mo stretchy="false">=</mo>
              <mrow>
                <mrow>
                  <mn>1</mn>
                  <mo stretchy="false">∗</mo>
                  <mn>2</mn>
                </mrow>
                <mo stretchy="false">+</mo>
                <mn>0,</mn>
              </mrow>
            </mrow>
            <mo stretchy="false">⇒</mo>
            <mrow>
              <msub>
                <mi>k</mi>
                <mn>6</mn>
              </msub>
              <mo stretchy="false">=</mo>
              <mn>0</mn>
            </mrow>
          </mrow>
        </mtd>
      </mtr>
      <mtr>
        <mtd columnalign="left">
          <mrow>
            <mrow>
              <msub>
                <mrow>
                  <mo fence="true" stretchy="false">(</mo>
                  <mrow>
                    <mn>1</mn>
                  </mrow>
                  <mo fence="true" stretchy="false">)</mo>
                </mrow>
                <mn>10</mn>
              </msub>
              <mo stretchy="false">=</mo>
              <mrow>
                <mrow>
                  <mn>0</mn>
                  <mo stretchy="false">∗</mo>
                  <mn>2</mn>
                </mrow>
                <mo stretchy="false">+</mo>
                <mn>1,</mn>
              </mrow>
            </mrow>
            <mo stretchy="false">⇒</mo>
            <mrow>
              <msub>
                <mi>k</mi>
                <mn>7</mn>
              </msub>
              <mo stretchy="false">=</mo>
              <mn>1</mn>
            </mrow>
          </mrow>
        </mtd>
      </mtr>
      <mtr>
        <mtd>
          <mrow/>
        </mtd>
      </mtr>
      <mtr>
        <mtd>
          <mrow/>
        </mtd>
      </mtr>
      <mtr>
        <mtd>
          <mrow>
            <mover accent="true">
              <mrow>
                <mi>A</mi>
                <mo stretchy="false">∗</mo>
                <mi>B</mi>
              </mrow>
              <mo>¯</mo>
            </mover>
            <mo stretchy="false">=</mo>
            <mrow>
              <mover accent="true">
                <mi>A</mi>
                <mo>¯</mo>
              </mover>
              <mo stretchy="false">+</mo>
              <mover accent="true">
                <mi>B</mi>
                <mo>¯</mo>
              </mover>
            </mrow>
          </mrow>
        </mtd>
      </mtr>
      <mtr>
        <mtd>
          <mrow/>
        </mtd>
      </mtr>
      <mtr>
        <mtd>
          <mrow>
            <mover accent="true">
              <mrow>
                <mi>A</mi>
                <mo stretchy="false">+</mo>
                <mi>B</mi>
              </mrow>
              <mo>¯</mo>
            </mover>
            <mo stretchy="false">=</mo>
            <mrow>
              <mover accent="true">
                <mi>A</mi>
                <mo>¯</mo>
              </mover>
              <mo stretchy="false">∗</mo>
              <mover accent="true">
                <mi>B</mi>
                <mo>¯</mo>
              </mover>
            </mrow>
          </mrow>
        </mtd>
      </mtr>
      <mtr>
        <mtd>
          <mrow/>
        </mtd>
      </mtr>
      <mtr>
        <mtd>
          <mrow>
            <mrow>
              <mi>Y</mi>
              <mo stretchy="false">=</mo>
              <mrow>
                <mover accent="true">
                  <mrow>
                    <mover accent="true">
                      <mrow>
                        <mi>A</mi>
                        <mo stretchy="false">∗</mo>
                        <mi>B</mi>
                      </mrow>
                      <mo>¯</mo>
                    </mover>
                    <mo stretchy="false">+</mo>
                    <mi>C</mi>
                  </mrow>
                  <mo>¯</mo>
                </mover>
                <mo stretchy="false">+</mo>
                <mover accent="true">
                  <mi>B</mi>
                  <mo>¯</mo>
                </mover>
              </mrow>
            </mrow>
            <mrow>
              <mi>C</mi>
              <mo stretchy="false">+</mo>
              <mi mathvariant="italic">BD</mi>
            </mrow>
          </mrow>
        </mtd>
      </mtr>
      <mtr>
        <mtd>
          <mrow/>
        </mtd>
      </mtr>
      <mtr>
        <mtd>
          <mrow>
            <mi>Y</mi>
            <mo stretchy="false">=</mo>
            <mrow>
              <mrow>
                <mi>A</mi>
                <mo stretchy="false">∗</mo>
                <mi>B</mi>
                <mo stretchy="false">∗</mo>
                <mover accent="true">
                  <mi>C</mi>
                  <mo>¯</mo>
                </mover>
              </mrow>
              <mo stretchy="false">+</mo>
              <mrow>
                <mover accent="true">
                  <mi>B</mi>
                  <mo>¯</mo>
                </mover>
                <mo stretchy="false">∗</mo>
                <mi>C</mi>
              </mrow>
              <mo stretchy="false">+</mo>
              <mrow>
                <mi>B</mi>
                <mo stretchy="false">∗</mo>
                <mi>D</mi>
              </mrow>
            </mrow>
          </mrow>
        </mtd>
      </mtr>
      <mtr>
        <mtd>
          <mrow/>
        </mtd>
      </mtr>
      <mtr>
        <mtd>
          <mrow>
            <mover accent="true">
              <mi>Y</mi>
              <mo>¯</mo>
            </mover>
            <mo stretchy="false">=</mo>
            <mover accent="true">
              <mrow>
                <mrow>
                  <mi>A</mi>
                  <mo stretchy="false">∗</mo>
                  <mi>B</mi>
                  <mo stretchy="false">∗</mo>
                  <mover accent="true">
                    <mi>C</mi>
                    <mo>¯</mo>
                  </mover>
                </mrow>
                <mo stretchy="false">+</mo>
                <mrow>
                  <mover accent="true">
                    <mi>B</mi>
                    <mo>¯</mo>
                  </mover>
                  <mo stretchy="false">∗</mo>
                  <mi>C</mi>
                </mrow>
                <mo stretchy="false">+</mo>
                <mrow>
                  <mi>B</mi>
                  <mo stretchy="false">∗</mo>
                  <mi>D</mi>
                </mrow>
              </mrow>
              <mo>¯</mo>
            </mover>
          </mrow>
        </mtd>
      </mtr>
      <mtr>
        <mtd>
          <mrow/>
        </mtd>
      </mtr>
      <mtr>
        <mtd>
          <mrow>
            <mi>Y</mi>
            <mo stretchy="false">=</mo>
            <mover accent="true">
              <mrow>
                <mover accent="true">
                  <mrow>
                    <mi>A</mi>
                    <mo stretchy="false">∗</mo>
                    <mi>B</mi>
                    <mo stretchy="false">∗</mo>
                    <mover accent="true">
                      <mi>C</mi>
                      <mo>¯</mo>
                    </mover>
                  </mrow>
                  <mo>¯</mo>
                </mover>
                <mo stretchy="false">∗</mo>
                <mover accent="true">
                  <mrow>
                    <mover accent="true">
                      <mi>B</mi>
                      <mo>¯</mo>
                    </mover>
                    <mo stretchy="false">∗</mo>
                    <mi>C</mi>
                  </mrow>
                  <mo>¯</mo>
                </mover>
                <mo stretchy="false">∗</mo>
                <mover accent="true">
                  <mrow>
                    <mi>B</mi>
                    <mo stretchy="false">∗</mo>
                    <mi>D</mi>
                  </mrow>
                  <mo>¯</mo>
                </mover>
              </mrow>
              <mo>¯</mo>
            </mover>
          </mrow>
        </mtd>
      </mtr>
      <mtr>
        <mtd>
          <mrow/>
        </mtd>
      </mtr>
      <mtr>
        <mtd>
          <mrow>
            <mrow>
              <mi>Y</mi>
              <mo stretchy="false">=</mo>
              <mi>A</mi>
            </mrow>
            <mrow>
              <mrow>
                <mover accent="true">
                  <mi>B</mi>
                  <mo>¯</mo>
                </mover>
                <mo stretchy="false">+</mo>
                <mi>B</mi>
              </mrow>
              <mo stretchy="false">=</mo>
              <mi>A</mi>
            </mrow>
            <mrow>
              <mrow>
                <mover accent="true">
                  <mi>B</mi>
                  <mo>¯</mo>
                </mover>
                <mo stretchy="false">+</mo>
                <mi>B</mi>
                <mo stretchy="false">+</mo>
                <mi>A</mi>
              </mrow>
              <mo stretchy="false">=</mo>
              <mrow>
                <mi>A</mi>
                <mo stretchy="false">+</mo>
                <mi>B</mi>
              </mrow>
            </mrow>
          </mrow>
        </mtd>
      </mtr>
      <mtr>
        <mtd>
          <mrow/>
        </mtd>
      </mtr>
      <mtr>
        <mtd>
          <mrow>
            <mrow>
              <mi>Y</mi>
              <mo stretchy="false">=</mo>
              <mi>A</mi>
            </mrow>
            <mrow>
              <mover accent="true">
                <mi>B</mi>
                <mo>¯</mo>
              </mover>
              <mo stretchy="false">+</mo>
              <mover accent="true">
                <mi>A</mi>
                <mo>¯</mo>
              </mover>
            </mrow>
            <mrow>
              <mi>C</mi>
              <mo stretchy="false">=</mo>
              <mi>A</mi>
            </mrow>
            <mrow>
              <mover accent="true">
                <mi>B</mi>
                <mo>¯</mo>
              </mover>
              <mo stretchy="false">+</mo>
              <mover accent="true">
                <mi>A</mi>
                <mo>¯</mo>
              </mover>
            </mrow>
            <mrow>
              <mi>C</mi>
              <mo stretchy="false">+</mo>
              <mover accent="true">
                <mi>B</mi>
                <mo>¯</mo>
              </mover>
            </mrow>
            <mi>C</mi>
          </mrow>
        </mtd>
      </mtr>
    </mtable>
    <annotation encoding="StarMath 5.0">1011.01_{2} = 1*2^{3}+0*2^{2}+1*2^{1}+1*2^{0}+0*2^{-1}+1*2^{-2} newline 
newline
alignl ( S )_{10} = k_{n}2 ^{n}+k_{ n-1 }2^{ n-1 }+...+k_{ 1} 2^{ 1 }+k_{ 0 }2^{ 0 } newline 
alignl( S )_{10} = 2( k_{ n-1 }2^{ n-1 }+...+k_{ 1} )+k_{ 0 } newline newline
alignl( 173 )_{ 10 }=86*2+1,drarrow  k_{ 0 }=1 newline
alignl( 86 )_{ 10 }=43*2+0, drarrow  k_{ 1 }=0 newline
alignl( 43 )_{ 10 }=21*2+1,drarrow  k_{ 2 }=1 newline
alignl( 21 )_{ 10 }=10*2+1,drarrow  k_{ 3 }=1 newline
alignl( 10 )_{ 10 }=5*2+0,drarrow  k_{ 4 }=0 newline
alignl( 5 )_{ 10 }=2*2+1,drarrow  k_{ 5 }=1 newline
alignl( 2 )_{ 10 }=1*2+0,drarrow  k_{ 6 }=0 newline
alignl( 1 )_{ 10 }=0*2+1,drarrow  k_{ 7 }=1 newline
newline
newline
overline {A*B}=overline{ A }+overline{ B } newline newline
overline{ A+B }=overline{ A }*overline{ B }
newline newline
Y=overline {overline{A*B}+C}+overline{ B }C+BD 
newline newline
Y=A*B*overline{ C }+overline{ B }*C+B*D 
newline newline
overline{Y}=overline{A*B*overline{ C }+overline{ B }*C+B*D}
newline newline
Y =overline{overline{ A*B*overline{C} }*overline{ overline{B}*C }*overline{ B*D }}
newline newline
Y=A overline{ B }+B=A overline{ B }+B+A=A+B
newline newline
Y=A overline{ B }+overline{ A } C=A overline{ B } + overline{ A } C+ overline{ B } C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1:52:14.952127386</meta:creation-date>
    <dc:date>2018-12-21T12:51:44.450967234</dc:date>
    <meta:editing-duration>PT4H37M23S</meta:editing-duration>
    <meta:editing-cycles>13</meta:editing-cycles>
    <meta:generator>LibreOffice/5.1.6.2$Linux_X86_64 LibreOffice_project/10m0$Build-2</meta:generator>
  </office:meta>
</office:document-meta>
</file>